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13" style:base-cell-address="Tabelle1.D3"/>
    </style:style>
    <style:style style:name="ce5" style:family="table-cell">
      <style:map style:condition="of:cell-content()!=[.A3]" style:apply-style-name="cf13" style:base-cell-address="Tabelle1.C3"/>
    </style:style>
    <style:style style:name="ce6" style:family="table-cell">
      <style:map style:condition="of:cell-content()!=[.A35]" style:apply-style-name="cf13" style:base-cell-address="Tabelle1.C35"/>
    </style:style>
    <style:style style:name="ce7" style:family="table-cell">
      <style:map style:condition="of:cell-content()!=[.C20]" style:apply-style-name="cf14" style:base-cell-address="Tabelle1.E20"/>
    </style:style>
    <style:style style:name="ce8" style:family="table-cell">
      <style:map style:condition="of:is-true-formula(ISBLANK([.F3]))" style:apply-style-name="cf15" style:base-cell-address="Tabelle1.F3"/>
      <style:map style:condition="of:cell-content()!=[.C20]" style:apply-style-name="cf14" style:base-cell-address="Tabelle1.E20"/>
    </style:style>
    <style:style style:name="ce9" style:family="table-cell">
      <style:map style:condition="of:is-true-formula(ISBLANK([.F3]))" style:apply-style-name="cf15" style:base-cell-address="Tabelle1.F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225" table:formula="of:=SUM([.F3:.F114])+11" table:style-name="ce1">
            <text:p>22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/ConvertToItemType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office:value-type="string" table:style-name="ce4">
            <text:p>Not yet implemented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CorrespondingValuesOfType/{id}</text:p>
          </table:table-cell>
          <table:table-cell office:value-type="string" table:style-name="ce7">
            <text:p>Not yet implemented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9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able/{ruleId}</text:p>
          </table:table-cell>
          <table:table-cell office:value-type="string" table:style-name="ce4">
            <text:p>Not yet implemented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office:value-type="string" table:style-name="ce4">
            <text:p>Not yet implemented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table:style-name="ce4"/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7">
            <text:p>Changed URL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7">
            <text:p>Changed URL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7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/{ruleId}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Not yet implemented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office:value-type="string" table:style-name="ce1">
            <text:p>Not yet implemented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9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vertFileToTable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DataTable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POST</text:p>
          </table:table-cell>
          <table:table-cell table:style-name="ce4"/>
          <table:table-cell office:value-type="string" table:style-name="ce1">
            <text:p>AD-Operation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AD-Operation</text:p>
          </table:table-cell>
          <table:table-cell table:style-name="ce9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3" style:family="table-cell" style:data-style-name="N0">
      <style:table-cell-properties fo:background-color="#FFE699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3" style:family="table-cell">
      <style:table-cell-properties fo:background-color="#FFE699"/>
      <style:text-properties fo:color="#000000" style:font-family-generic="swiss"/>
    </style:style>
    <style:style style:name="cf14" style:family="table-cell">
      <style:table-cell-properties fo:background-color="#FFF2CC"/>
      <style:text-properties fo:color="#000000" style:font-family-generic="swiss"/>
    </style:style>
    <style:style style:name="cf15" style:family="table-cell">
      <style:table-cell-properties fo:background-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17T07:56:44Z</dc:date>
    <meta:editing-cycles>1</meta:editing-cycles>
    <meta:editing-duration>PT0S</meta:editing-duration>
  </office:meta>
</office:document-meta>
</file>